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1-01_10-58-51_000.jpg</text:p>
          </table:table-cell>
          <table:table-cell table:style-name="ce25" office:value-type="string">
            <text:p>:m 1*1 res / JVEMV6 41#9.5_2 / 41. economics / 13. MMT / A.1 general / theme=~,w:~変動相場制；貨幣国定説；表券主義</text:p>
          </table:table-cell>
          <table:table-cell table:style-name="ce4"/>
          <table:table-cell table:style-name="ce4"/>
          <table:table-cell table:style-name="ce4" office:value-type="string">
            <text:p>N-35-35-28.463745 E-139-34-49.434814</text:p>
          </table:table-cell>
          <table:table-cell table:style-name="ce34" table:formula="of:=IF([.E2]=&quot;&quot;;[.C2];CONCATENATE([.C2];&quot; / &quot;;[.E2]))" office:value-type="string" office:string-value=":m 1*1 res / JVEMV6 41#9.5_2 / 41. economics / 13. MMT / A.1 general / theme=~,w:~変動相場制；貨幣国定説；表券主義">
            <text:p>:m 1*1 res / JVEMV6 41#9.5_2 / 41. economics / 13. MMT / A.1 general / theme=~,w:~変動相場制；貨幣国定説；表券主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1-01_10-59-20_000.jpg</text:p>
          </table:table-cell>
          <table:table-cell table:style-name="ce25" office:value-type="string">
            <text:p>:m RES 1*1 / free# JVEMV6 68#A.1_4 / 68. theoretical-physics(tp) / A.1. mathematics / topics=多様体；位相空間,w:極大座標近傍系；同値；,other=~;think~ / N+</text:p>
          </table:table-cell>
          <table:table-cell table:style-name="ce4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3]=&quot;&quot;;[.C3];CONCATENATE([.C3];&quot; / &quot;;[.E3]))" office:value-type="string" office:string-value=":m RES 1*1 / free# JVEMV6 68#A.1_4 / 68. theoretical-physics(tp) / A.1. mathematics / topics=多様体；位相空間,w:極大座標近傍系；同値；,other=~;think~ / N+">
            <text:p>:m RES 1*1 / free# JVEMV6 68#A.1_4 / 68. theoretical-physics(tp) / A.1. mathematics / topics=多様体；位相空間,w:極大座標近傍系；同値；,other=~;think~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1-01_12-07-49_000.jpg</text:p>
          </table:table-cell>
          <table:table-cell table:style-name="ce25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1-01_16-57-14_000.jpg</text:p>
          </table:table-cell>
          <table:table-cell table:style-name="ce25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573608 E-139-34-49.270019</text:p>
          </table:table-cell>
          <table:table-cell table:style-name="ce34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1-01_20-41-43_000.jpg</text:p>
          </table:table-cell>
          <table:table-cell table:style-name="ce25" office:value-type="string">
            <text:p>:m 食べた物</text:p>
          </table:table-cell>
          <table:table-cell table:style-name="ce16"/>
          <table:table-cell table:style-name="ce4"/>
          <table:table-cell table:style-name="ce4" office:value-type="string">
            <text:p>N-35-35-28.573608 E-139-34-49.270019</text:p>
          </table:table-cell>
          <table:table-cell table:style-name="ce34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1-01_23-46-02_000.jpg</text:p>
          </table:table-cell>
          <table:table-cell table:style-name="ce25" office:value-type="string">
            <text:p>:m RES 1*1 / free# JVEMV6 68#_8(A.1_5) / 68. theoretical-physics(tp) / A.1. mathematics / topics=関手,w:関手；圏；群；類；対象の類；射の類；「aからbへの射の類」,other=単位元の単一性の証明;think~ / N+</text:p>
          </table:table-cell>
          <table:table-cell table:style-name="ce16"/>
          <table:table-cell table:style-name="ce4"/>
          <table:table-cell table:style-name="ce4" office:value-type="string">
            <text:p>N-35-35-28.0 E-139-34-49.0</text:p>
          </table:table-cell>
          <table:table-cell table:style-name="ce34" table:formula="of:=IF([.E7]=&quot;&quot;;[.C7];CONCATENATE([.C7];&quot; / &quot;;[.E7]))" office:value-type="string" office:string-value=":m RES 1*1 / free# JVEMV6 68#_8(A.1_5) / 68. theoretical-physics(tp) / A.1. mathematics / topics=関手,w:関手；圏；群；類；対象の類；射の類；「aからbへの射の類」,other=単位元の単一性の証明;think~ / N+">
            <text:p>:m RES 1*1 / free# JVEMV6 68#_8(A.1_5) / 68. theoretical-physics(tp) / A.1. mathematics / topics=関手,w:関手；圏；群；類；対象の類；射の類；「aからbへの射の類」,other=単位元の単一性の証明;think~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1-01_23-46-37_000.jpg</text:p>
          </table:table-cell>
          <table:table-cell table:style-name="ce16" office:value-type="string">
            <text:p>:m :尺八,shakuhachi 1*1 / session-memo / topic=記譜の例：自分で考案：CGTNのビデオから、ヒント,for=~ ||| :m / 研究テーマ / 位相幾何学の概念を使用した、日本史の歴史解析（「分析」ではなく、「解析」、つまり、何らかの規則性を、見つけ出す）</text:p>
          </table:table-cell>
          <table:table-cell table:style-name="ce17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8]=&quot;&quot;;[.C8];CONCATENATE([.C8];&quot; / &quot;;[.E8]))" office:value-type="string" office:string-value=":m :尺八,shakuhachi 1*1 / session-memo / topic=記譜の例：自分で考案：CGTNのビデオから、ヒント,for=~ ||| :m / 研究テーマ / 位相幾何学の概念を使用した、日本史の歴史解析（「分析」ではなく、「解析」、つまり、何らかの規則性を、見つけ出す）">
            <text:p>:m :尺八,shakuhachi 1*1 / session-memo / topic=記譜の例：自分で考案：CGTNのビデオから、ヒント,for=~ ||| :m / 研究テーマ / 位相幾何学の概念を使用した、日本史の歴史解析（「分析」ではなく、「解析」、つまり、何らかの規則性を、見つけ出す）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string">
            <text:p>2021-01-02_00-00-38_000.jpg</text:p>
          </table:table-cell>
          <table:table-cell table:style-name="ce19" office:value-type="string">
            <text:p>:PHOTO 記録 / 経過記録；作ったもの / food=焼酎漬け / material=ニンニク：４つぶ；liquor=麦焼酎:200ml,time=1220-0010,container=silver-cap</text:p>
          </table:table-cell>
          <table:table-cell table:style-name="ce17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4" table:formula="of:=IF([.E9]=&quot;&quot;;[.C9];CONCATENATE([.C9];&quot; / &quot;;[.E9]))" office:value-type="string" office:string-value=":PHOTO 記録 / 経過記録；作ったもの / food=焼酎漬け / material=ニンニク：４つぶ；liquor=麦焼酎:200ml,time=1220-0010,container=silver-cap">
            <text:p>:PHOTO 記録 / 経過記録；作ったもの / food=焼酎漬け / material=ニンニク：４つぶ；liquor=麦焼酎:200ml,time=1220-0010,container=silver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string">
            <text:p>2021-01-02_00-00-53_000.jpg</text:p>
          </table:table-cell>
          <table:table-cell table:style-name="ce17" office:value-type="string">
            <text:p>:PHOTO 記録 / 経過記録；作ったもの / food=焼酎漬け / material=ニンニク：４つぶ；liquor=麦焼酎：150ml,time=1229-0022,container=silver-cap / type=通常</text:p>
          </table:table-cell>
          <table:table-cell table:style-name="ce17"/>
          <table:table-cell table:style-name="ce4"/>
          <table:table-cell table:style-name="ce4" office:value-type="string">
            <text:p>N-35-35-28.573608 E-139-34-49.379882</text:p>
          </table:table-cell>
          <table:table-cell table:style-name="ce34" table:formula="of:=IF([.E10]=&quot;&quot;;[.C10];CONCATENATE([.C10];&quot; / &quot;;[.E10]))" office:value-type="string" office:string-value=":PHOTO 記録 / 経過記録；作ったもの / food=焼酎漬け / material=ニンニク：４つぶ；liquor=麦焼酎：150ml,time=1229-0022,container=silver-cap / type=通常">
            <text:p>:PHOTO 記録 / 経過記録；作ったもの / food=焼酎漬け / material=ニンニク：４つぶ；liquor=麦焼酎：150ml,time=1229-0022,container=silver-cap / type=通常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string">
            <text:p>2021-01-02_00-08-52_000.jpg</text:p>
          </table:table-cell>
          <table:table-cell table:style-name="ce18" office:value-type="string">
            <text:p>:PHOTO 記録 / 経過記録；作ったもの / food=焼酎漬け / material=セージ：１パック；liquor=麦焼酎:200ml,time=1227-0108,container=silver-cap,other=一日で取り出し</text:p>
          </table:table-cell>
          <table:table-cell table:style-name="ce18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11]=&quot;&quot;;[.C11];CONCATENATE([.C11];&quot; / &quot;;[.E11]))" office:value-type="string" office:string-value=":PHOTO 記録 / 経過記録；作ったもの / food=焼酎漬け / material=セージ：１パック；liquor=麦焼酎:200ml,time=1227-0108,container=silver-cap,other=一日で取り出し">
            <text:p>:PHOTO 記録 / 経過記録；作ったもの / food=焼酎漬け / material=セージ：１パック；liquor=麦焼酎:200ml,time=1227-0108,container=silver-cap,other=一日で取り出し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1-02_01-49-58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7"/>
          <table:table-cell table:style-name="ce4"/>
          <table:table-cell table:style-name="ce4"/>
          <table:table-cell table:style-name="ce34" table:formula="of:=IF([.E12]=&quot;&quot;;[.C12];CONCATENATE([.C12];&quot; / &quot;;[.E12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1-02_01-50-13_000.jpg</text:p>
          </table:table-cell>
          <table:table-cell table:style-name="ce18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13]=&quot;&quot;;[.C13];CONCATENATE([.C13];&quot; / &quot;;[.E13]))" office:value-type="string" office:string-value=":m :PHOTO 寝た時刻 / 2020">
            <text:p>:m :PHOTO 寝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4" office:value-type="string">
            <text:p>2021-01-02_01-50-25_000.jpg</text:p>
          </table:table-cell>
          <table:table-cell table:style-name="ce16" office:value-type="string">
            <text:p>:PHOTO 記録 / 文書 / 時刻：アダルト視聴：開始～アダルト視聴：終了</text:p>
          </table:table-cell>
          <table:table-cell table:style-name="ce16"/>
          <table:table-cell table:style-name="ce4"/>
          <table:table-cell table:style-name="ce4"/>
          <table:table-cell table:style-name="ce34" table:formula="of:=IF([.E14]=&quot;&quot;;[.C14];CONCATENATE([.C14];&quot; / &quot;;[.E14]))" office:value-type="string" office:string-value=":PHOTO 記録 / 文書 / 時刻：アダルト視聴：開始～アダルト視聴：終了">
            <text:p>:PHOTO 記録 / 文書 / 時刻：アダルト視聴：開始～アダルト視聴：終了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1-02_07-43-46_000.jpg</text:p>
          </table:table-cell>
          <table:table-cell table:style-name="ce16" office:value-type="string">
            <text:p>:m :PHOTO 起きた時刻 / 2020</text:p>
          </table:table-cell>
          <table:table-cell table:style-name="ce16"/>
          <table:table-cell table:style-name="ce4"/>
          <table:table-cell table:style-name="ce4" office:value-type="string">
            <text:p>N-35-35-28.587341 E-139-34-49.324951</text:p>
          </table:table-cell>
          <table:table-cell table:style-name="ce34" table:formula="of:=IF([.E15]=&quot;&quot;;[.C15];CONCATENATE([.C15];&quot; / &quot;;[.E15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1-02_09-14-03_000.jpg</text:p>
          </table:table-cell>
          <table:table-cell table:style-name="ce25" office:value-type="string">
            <text:p>:m RES 1-2*3 / free# JVEMV6 68#_9(T.5,id=IV9F_1) / 68. theoretical-physics(tp) / A.1. mathematics / topics=多角形の内角の和,other=公式＋;think~ / N+</text:p>
          </table:table-cell>
          <table:table-cell table:style-name="ce16"/>
          <table:table-cell table:style-name="ce4"/>
          <table:table-cell table:style-name="ce4"/>
          <table:table-cell table:style-name="ce34" table:formula="of:=IF([.E16]=&quot;&quot;;[.C16];CONCATENATE([.C16];&quot; / &quot;;[.E16]))" office:value-type="string" office:string-value=":m RES 1-2*3 / free# JVEMV6 68#_9(T.5,id=IV9F_1) / 68. theoretical-physics(tp) / A.1. mathematics / topics=多角形の内角の和,other=公式＋;think~ / N+">
            <text:p>:m RES 1-2*3 / free# JVEMV6 68#_9(T.5,id=IV9F_1) / 68. theoretical-physics(tp) / A.1. mathematics / topics=多角形の内角の和,other=公式＋;think~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1-02_09-14-32_000.jpg</text:p>
          </table:table-cell>
          <table:table-cell table:style-name="ce25" office:value-type="string">
            <text:p>:m RES 3*3 / free# JVEMV6 68#_9(T.5,id=IV9F_1) / 68. theoretical-physics(tp) / A.1. mathematics / topics=多角形の内角の和,other=公式＋;think~ / N+</text:p>
          </table:table-cell>
          <table:table-cell table:style-name="ce18"/>
          <table:table-cell table:style-name="ce4"/>
          <table:table-cell table:style-name="ce4"/>
          <table:table-cell table:style-name="ce34" table:formula="of:=IF([.E17]=&quot;&quot;;[.C17];CONCATENATE([.C17];&quot; / &quot;;[.E17]))" office:value-type="string" office:string-value=":m RES 3*3 / free# JVEMV6 68#_9(T.5,id=IV9F_1) / 68. theoretical-physics(tp) / A.1. mathematics / topics=多角形の内角の和,other=公式＋;think~ / N+">
            <text:p>:m RES 3*3 / free# JVEMV6 68#_9(T.5,id=IV9F_1) / 68. theoretical-physics(tp) / A.1. mathematics / topics=多角形の内角の和,other=公式＋;think~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1-02_11-31-19_000.jpg</text:p>
          </table:table-cell>
          <table:table-cell table:style-name="ce25" office:value-type="string">
            <text:p>:m RES 1*1 / free# JVEMV6 68#_9(T.5,id=E9YF_1) / 68. theoretical-physics(tp) / A.1. mathematics / topics=√2と√3の積の、作図,other=~;think~ / N+:角の３等分</text:p>
          </table:table-cell>
          <table:table-cell table:style-name="ce16"/>
          <table:table-cell table:style-name="ce4"/>
          <table:table-cell table:style-name="ce4" office:value-type="string">
            <text:p>N-35-35-28.0 E-139-34-49.0</text:p>
          </table:table-cell>
          <table:table-cell table:style-name="ce34" table:formula="of:=IF([.E18]=&quot;&quot;;[.C18];CONCATENATE([.C18];&quot; / &quot;;[.E18]))" office:value-type="string" office:string-value=":m RES 1*1 / free# JVEMV6 68#_9(T.5,id=E9YF_1) / 68. theoretical-physics(tp) / A.1. mathematics / topics=√2と√3の積の、作図,other=~;think~ / N+:角の３等分">
            <text:p>:m RES 1*1 / free# JVEMV6 68#_9(T.5,id=E9YF_1) / 68. theoretical-physics(tp) / A.1. mathematics / topics=√2と√3の積の、作図,other=~;think~ / N+:角の３等分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1-02_00-59-45_000.mid</text:p>
          </table:table-cell>
          <table:table-cell table:style-name="ce8" office:value-type="string">
            <text:p>:in-mid / app=perfect-piano / 演奏、play / id-2021-0102-1 / category=melody,inst=~,for=~,genre=~</text:p>
          </table:table-cell>
          <table:table-cell table:style-name="ce17"/>
          <table:table-cell table:style-name="ce4"/>
          <table:table-cell table:style-name="ce4"/>
          <table:table-cell table:style-name="ce34" table:formula="of:=IF([.E19]=&quot;&quot;;[.C19];CONCATENATE([.C19];&quot; / &quot;;[.E19]))" office:value-type="string" office:string-value=":in-mid / app=perfect-piano / 演奏、play / id-2021-0102-1 / category=melody,inst=~,for=~,genre=~">
            <text:p>:in-mid / app=perfect-piano / 演奏、play / id-2021-0102-1 / category=melody,inst=~,for=~,genre=~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6"/>
          <table:table-cell table:style-name="ce4"/>
          <table:table-cell table:style-name="ce4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23"/>
          <table:table-cell table:style-name="ce4"/>
          <table:table-cell table:style-name="ce4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7"/>
          <table:table-cell table:style-name="ce4"/>
          <table:table-cell table:style-name="ce4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7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8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6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4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8">
            <text:p>18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1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1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1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10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2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2">2021/01/02</text:date>, <text:time>15:19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1-02T15:19:09.46</dc:date>
    <dc:creator>iwabuchi ken</dc:creator>
    <meta:editing-duration>P30DT1H49M51S</meta:editing-duration>
    <meta:editing-cycles>11158</meta:editing-cycles>
    <meta:document-statistic meta:table-count="1" meta:cell-count="466" meta:object-count="0"/>
  </office:meta>
</office:document-meta>
</file>